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paragraph-properties fo:margin-top="0in" fo:margin-bottom="0.139in" fo:line-height="115%" style:text-autospace="none"/>
      <style:text-properties fo:font-weight="bold" style:font-weight-asian="bold"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7"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8"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9"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0" style:family="paragraph" style:parent-style-name="Standard">
      <style:paragraph-properties fo:margin-left="0.3543in" fo:margin-right="0in" fo:margin-top="0in" fo:margin-bottom="0.139in" fo:line-height="115%" fo:text-indent="0in" style:auto-text-indent="false" style:text-autospace="none"/>
    </style:style>
    <style:style style:name="P11"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2" style:family="paragraph" style:parent-style-name="Standard">
      <style:paragraph-properties fo:margin-left="0.3646in" fo:margin-right="0in" fo:margin-top="0in" fo:margin-bottom="0.139in" fo:line-height="115%" fo:text-indent="0in" style:auto-text-indent="false" style:text-autospace="none"/>
    </style:style>
    <style:style style:name="P13"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14" style:family="paragraph" style:parent-style-name="Standard">
      <style:paragraph-properties fo:margin-left="0.3646in" fo:margin-right="0.1874in" fo:margin-top="0in" fo:margin-bottom="0.139in" fo:line-height="115%" fo:text-indent="0in" style:auto-text-indent="false" style:text-autospace="none"/>
    </style:style>
    <style:style style:name="P15"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16"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17" style:family="paragraph" style:parent-style-name="Standard">
      <style:paragraph-properties fo:margin-left="0.3646in" fo:margin-right="0.2083in" fo:margin-top="0in" fo:margin-bottom="0.139in" fo:line-height="115%" fo:text-indent="0in" style:auto-text-indent="false" style:text-autospace="none"/>
    </style:style>
    <style:style style:name="P18"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19"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0"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1"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2"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23"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24"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5"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8"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1"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32" style:family="paragraph" style:parent-style-name="Standard">
      <style:paragraph-properties fo:margin-left="0.302in" fo:margin-right="0.2602in" fo:margin-top="0in" fo:margin-bottom="0.139in" fo:line-height="115%" fo:text-indent="0in" style:auto-text-indent="false" style:text-autospace="none"/>
    </style:style>
    <style:style style:name="P33"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34" style:family="paragraph" style:parent-style-name="Standard">
      <style:paragraph-properties fo:margin-left="0.302in" fo:margin-right="0.2602in" fo:margin-top="0in" fo:margin-bottom="0.139in" fo:line-height="100%" fo:text-indent="0in" style:auto-text-indent="false" style:text-autospace="none"/>
    </style:style>
    <style:style style:name="P35" style:family="paragraph" style:parent-style-name="Standard" style:master-page-name="Standard">
      <style:paragraph-properties fo:text-align="center" style:justify-single-word="false" style:page-number="auto"/>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36" style:family="paragraph" style:parent-style-name="Standard">
      <style:paragraph-properties fo:text-align="center" style:justify-single-word="false"/>
      <style:text-properties style:font-name="Calibri" fo:font-size="12pt" fo:language="ru" fo:country="RU" fo:font-weight="bold" style:font-name-asian="Calibri" style:font-size-asian="12pt" style:font-weight-asian="bold" style:font-name-complex="Calibri" style:font-size-complex="12pt" style:font-weight-complex="bold"/>
    </style:style>
    <style:style style:name="P37"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38" style:family="paragraph" style:parent-style-name="Standard">
      <style:paragraph-properties style:text-autospace="none"/>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P39" style:family="paragraph" style:parent-style-name="Standard">
      <style:paragraph-properties style:text-autospace="none"/>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P40" style:family="paragraph" style:parent-style-name="Standard">
      <style:paragraph-properties style:text-autospace="none"/>
      <style:text-properties fo:color="#000000" style:font-name="Consolas" fo:font-size="9.5pt" fo:font-style="normal" style:font-name-asian="Consolas" style:font-size-asian="9.5pt" style:font-style-asian="normal" style:font-name-complex="Consolas" style:font-size-complex="9.5pt" style:font-style-complex="normal"/>
    </style:style>
    <style:style style:name="P41" style:family="paragraph" style:parent-style-name="Standard" style:list-style-name="L1">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42" style:family="paragraph" style:parent-style-name="Standard">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43" style:family="paragraph" style:parent-style-name="Standard" style:list-style-name="L1">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44" style:family="paragraph" style:parent-style-name="Standard">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45"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6"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47" style:family="paragraph" style:parent-style-name="Standard">
      <style:paragraph-properties fo:margin-top="0in" fo:margin-bottom="0.139in" fo:line-height="115%"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48" style:family="paragraph" style:parent-style-name="Standard">
      <style:paragraph-properties fo:margin-top="0in" fo:margin-bottom="0.139in" fo:line-height="115%" fo:text-align="justify" style:justify-single-word="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49" style:family="paragraph" style:parent-style-name="Standard">
      <style:paragraph-properties fo:margin-top="0in" fo:margin-bottom="0.139in" fo:line-height="115%" fo:text-align="justify" style:justify-single-word="false" style:text-autospace="none"/>
      <style:text-properties fo:color="#330066"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0" style:family="paragraph" style:parent-style-name="Standard">
      <style:paragraph-properties fo:margin-top="0in" fo:margin-bottom="0.139in" fo:line-height="115%" fo:text-align="justify" style:justify-single-word="false" style:text-autospace="none"/>
      <style:text-properties fo:font-weight="bold" style:font-weight-asian="bold" style:font-weight-complex="bold"/>
    </style:style>
    <style:style style:name="P51"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52"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text-properties style:font-name="Calibri" fo:font-size="11pt" fo:language="en" fo:country="US" style:font-name-asian="Calibri" style:font-size-asian="11pt" style:font-name-complex="Calibri" style:font-size-complex="11pt"/>
    </style:style>
    <style:style style:name="P53"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4"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55"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56"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57" style:family="paragraph" style:parent-style-name="Standard">
      <style:paragraph-properties fo:margin-left="0.4689in" fo:margin-right="0in" fo:margin-top="0in" fo:margin-bottom="0.139in" fo:line-height="115%" fo:text-indent="0in" style:auto-text-indent="false" style:text-autospace="none"/>
      <style:text-properties fo:font-weight="normal" style:font-weight-asian="normal" style:font-weight-complex="normal"/>
    </style:style>
    <style:style style:name="P58"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T1" style:family="text">
      <style:text-properties fo:color="#000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 style:family="text">
      <style:text-properties fo:color="#00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 style:family="text">
      <style:text-properties fo:color="#00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 style:family="text">
      <style:text-properties fo:color="#000000" style:font-name="Consolas" fo:font-size="9.5pt" fo:language="en" fo:country="US" fo:font-style="italic" fo:font-weight="bold" style:font-name-asian="Consolas" style:font-size-asian="9.5pt" style:font-style-asian="italic" style:font-weight-asian="bold" style:font-name-complex="Consolas" style:font-size-complex="9.5pt" style:font-style-complex="italic" style:font-weight-complex="bold"/>
    </style:style>
    <style:style style:name="T5" style:family="text">
      <style:text-properties fo:color="#000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 style:family="text">
      <style:text-properties fo:color="#000000" style:font-name="Consolas" fo:font-size="9.5pt" fo:language="uk" fo:country="UA"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7" style:family="text">
      <style:text-properties fo:color="#000000" style:font-name="Consolas" fo:font-size="9.5pt" style:font-name-asian="Consolas" style:font-size-asian="9.5pt" style:font-name-complex="Consolas" style:font-size-complex="9.5pt"/>
    </style:style>
    <style:style style:name="T8"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2" style:family="text">
      <style:text-properties fo:color="#880000" style:font-name="Consolas" fo:font-size="9.5pt" fo:font-style="italic" style:font-name-asian="Consolas" style:font-size-asian="9.5pt" style:font-style-asian="italic" style:font-name-complex="Consolas" style:font-size-complex="9.5pt" style:font-style-complex="italic"/>
    </style:style>
    <style:style style:name="T13" style:family="text">
      <style:text-properties fo:color="#880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14" style:family="text">
      <style:text-properties style:font-name="Calibri" fo:font-size="11pt" fo:language="ru" fo:country="RU" style:font-name-asian="Calibri" style:font-size-asian="11pt" style:font-name-complex="Calibri" style:font-size-complex="11pt"/>
    </style:style>
    <style:style style:name="T15"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6"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7"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8" style:family="text">
      <style:text-properties style:font-name="Calibri" fo:font-size="11pt" fo:language="uk" fo:country="UA" style:font-name-asian="Calibri" style:font-size-asian="11pt" style:font-name-complex="Calibri" style:font-size-complex="11pt"/>
    </style:style>
    <style:style style:name="T19" style:family="text">
      <style:text-properties style:font-name="Calibri" fo:font-size="11pt" fo:language="en" fo:country="US" style:font-name-asian="Calibri" style:font-size-asian="11pt" style:font-name-complex="Calibri" style:font-size-complex="11pt"/>
    </style:style>
    <style:style style:name="T20"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1"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font-name="Calibri" fo:language="ru" fo:country="RU" style:font-name-asian="Calibri" style:font-name-complex="Calibri"/>
    </style:style>
    <style:style style:name="T23" style:family="text">
      <style:text-properties style:font-name="Calibri" fo:language="en" fo:country="US" style:font-name-asian="Calibri" style:font-name-complex="Calibri"/>
    </style:style>
    <style:style style:name="T24" style:family="text">
      <style:text-properties fo:color="#0000ff"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5" style:family="text">
      <style:text-properties fo:color="#0000ff"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26" style:family="text">
      <style:text-properties fo:color="#0000ff" style:font-name="Consolas" fo:font-size="9.5pt" style:font-name-asian="Consolas" style:font-size-asian="9.5pt" style:font-name-complex="Consolas" style:font-size-complex="9.5pt"/>
    </style:style>
    <style:style style:name="T27" style:family="text">
      <style:text-properties fo:color="#0000ff"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28"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29" style:family="text">
      <style:text-properties fo:color="#0000ff" style:font-name="Consolas" fo:font-size="9.5pt" fo:font-style="italic" style:font-name-asian="Consolas" style:font-size-asian="9.5pt" style:font-style-asian="italic" style:font-name-complex="Consolas" style:font-size-complex="9.5pt" style:font-style-complex="italic"/>
    </style:style>
    <style:style style:name="T30" style:family="text">
      <style:text-properties fo:color="#0000ff" style:font-name="Consolas" fo:font-size="9.5pt" fo:font-style="normal" style:font-name-asian="Consolas" style:font-size-asian="9.5pt" style:font-style-asian="normal" style:font-name-complex="Consolas" style:font-size-complex="9.5pt" style:font-style-complex="normal"/>
    </style:style>
    <style:style style:name="T31" style:family="text">
      <style:text-properties fo:color="#000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2" style:family="text">
      <style:text-properties fo:color="#000080" style:font-name="Consolas" fo:font-size="9.5pt" fo:language="ru" fo:country="RU"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3" style:family="text">
      <style:text-properties fo:color="#000080" style:font-name="Consolas" fo:font-size="9.5pt" style:font-name-asian="Consolas" style:font-size-asian="9.5pt" style:font-name-complex="Consolas" style:font-size-complex="9.5pt"/>
    </style:style>
    <style:style style:name="T34" style:family="text">
      <style:text-properties fo:color="#00008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35" style:family="text">
      <style:text-properties fo:color="#000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36" style:family="text">
      <style:text-properties fo:color="#000080" style:font-name="Consolas" fo:font-size="9.5pt" fo:font-style="normal" style:font-name-asian="Consolas" style:font-size-asian="9.5pt" style:font-style-asian="normal" style:font-name-complex="Consolas" style:font-size-complex="9.5pt" style:font-style-complex="normal"/>
    </style:style>
    <style:style style:name="T37" style:family="text">
      <style:text-properties fo:color="#000080" style:font-name="Consolas" fo:font-size="9.5pt" fo:font-style="italic" style:font-name-asian="Consolas" style:font-size-asian="9.5pt" style:font-style-asian="italic" style:font-name-complex="Consolas" style:font-size-complex="9.5pt" style:font-style-complex="italic"/>
    </style:style>
    <style:style style:name="T38" style:family="text">
      <style:text-properties fo:color="#000080" style:font-name="Consolas" fo:font-size="9.5pt" fo:language="uk" fo:country="UA" style:font-name-asian="Consolas" style:font-size-asian="9.5pt" style:font-name-complex="Consolas" style:font-size-complex="9.5pt"/>
    </style:style>
    <style:style style:name="T39" style:family="text">
      <style:text-properties fo:color="#a31515"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0" style:family="text">
      <style:text-properties fo:color="#a31515" style:font-name="Consolas" fo:font-size="9.5pt" style:font-name-asian="Consolas" style:font-size-asian="9.5pt" style:font-name-complex="Consolas" style:font-size-complex="9.5pt"/>
    </style:style>
    <style:style style:name="T41" style:family="text">
      <style:text-properties fo:color="#a31515"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2"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3" style:family="text">
      <style:text-properties fo:color="#a31515" style:font-name="Consolas" fo:font-size="9.5pt" fo:font-style="normal" style:font-name-asian="Consolas" style:font-size-asian="9.5pt" style:font-style-asian="normal" style:font-name-complex="Consolas" style:font-size-complex="9.5pt" style:font-style-complex="normal"/>
    </style:style>
    <style:style style:name="T44" style:family="text">
      <style:text-properties fo:color="#00800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5" style:family="text">
      <style:text-properties fo:color="#008000" style:font-name="Consolas" fo:font-size="9.5pt" fo:language="ru" fo:country="RU" style:font-name-asian="Consolas" style:font-size-asian="9.5pt" style:font-name-complex="Consolas" style:font-size-complex="9.5pt"/>
    </style:style>
    <style:style style:name="T46" style:family="text">
      <style:text-properties fo:color="#008000" style:font-name="Consolas" fo:font-size="9.5pt" style:font-name-asian="Consolas" style:font-size-asian="9.5pt" style:font-name-complex="Consolas" style:font-size-complex="9.5pt"/>
    </style:style>
    <style:style style:name="T47" style:family="text">
      <style:text-properties fo:color="#008000" style:font-name="Consolas" fo:font-size="9.5pt" fo:language="en" fo:country="US" fo:font-style="italic" fo:font-weight="normal" style:font-name-asian="Consolas" style:font-size-asian="9.5pt" style:font-style-asian="italic" style:font-weight-asian="normal" style:font-name-complex="Consolas" style:font-size-complex="9.5pt" style:font-style-complex="italic" style:font-weight-complex="normal"/>
    </style:style>
    <style:style style:name="T48" style:family="text">
      <style:text-properties fo:color="#00800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49" style:family="text">
      <style:text-properties fo:color="#008000" style:font-name="Consolas" fo:font-size="9.5pt" fo:language="en" fo:country="US" style:font-name-asian="Consolas" style:font-size-asian="9.5pt" style:font-name-complex="Consolas" style:font-size-complex="9.5pt"/>
    </style:style>
    <style:style style:name="T50" style:family="text">
      <style:text-properties fo:color="#008000" style:font-name="Consolas" fo:font-size="9.5pt" fo:language="uk" fo:country="UA" style:font-name-asian="Consolas" style:font-size-asian="9.5pt" style:font-name-complex="Consolas" style:font-size-complex="9.5pt"/>
    </style:style>
    <style:style style:name="T51" style:family="text">
      <style:text-properties style:use-window-font-color="true"/>
    </style:style>
    <style:style style:name="T52"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4"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5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7"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58"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9"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0"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61" style:family="text">
      <style:text-properties style:use-window-font-color="true" fo:language="ru" fo:country="RU"/>
    </style:style>
    <style:style style:name="T62" style:family="text">
      <style:text-properties style:use-window-font-color="true" fo:language="ru" fo:country="RU" fo:font-weight="normal" style:font-weight-asian="normal" style:font-weight-complex="normal"/>
    </style:style>
    <style:style style:name="T63" style:family="text">
      <style:text-properties style:use-window-font-color="true" fo:language="uk" fo:country="UA" fo:font-weight="normal" style:font-weight-asian="normal" style:font-weight-complex="normal"/>
    </style:style>
    <style:style style:name="T64" style:family="text">
      <style:text-properties style:use-window-font-color="true" fo:font-weight="normal" style:font-weight-asian="normal" style:font-weight-complex="normal"/>
    </style:style>
    <style:style style:name="T65" style:family="text">
      <style:text-properties fo:color="#008080" style:font-name="Consolas" fo:font-size="9.5pt" fo:language="ru" fo:country="RU"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6" style:family="text">
      <style:text-properties fo:color="#008080" style:font-name="Consolas" fo:font-size="9.5pt" fo:font-style="normal" style:font-name-asian="Consolas" style:font-size-asian="9.5pt" style:font-style-asian="normal" style:font-name-complex="Consolas" style:font-size-complex="9.5pt" style:font-style-complex="normal"/>
    </style:style>
    <style:style style:name="T67" style:family="text">
      <style:text-properties fo:color="#008080"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68" style:family="text">
      <style:text-properties fo:color="#009900"/>
    </style:style>
    <style:style style:name="T69" style:family="text">
      <style:text-properties fo:language="uk" fo:country="UA"/>
    </style:style>
    <style:style style:name="T70" style:family="text">
      <style:text-properties fo:language="uk" fo:country="UA" fo:font-weight="normal" style:font-weight-asian="normal" style:font-weight-complex="normal"/>
    </style:style>
    <style:style style:name="T71" style:family="text">
      <style:text-properties fo:language="en" fo:country="US"/>
    </style:style>
    <style:style style:name="T72" style:family="text">
      <style:text-properties fo:language="en" fo:country="US" fo:font-weight="bold" style:font-weight-asian="bold" style:font-weight-complex="bold"/>
    </style:style>
    <style:style style:name="T73" style:family="text">
      <style:text-properties fo:language="en" fo:country="US" fo:font-style="italic" style:font-style-asian="italic" style:font-style-complex="italic"/>
    </style:style>
    <style:style style:name="T74" style:family="text">
      <style:text-properties fo:language="en" fo:country="US" fo:font-style="italic" fo:background-color="transparent" style:font-style-asian="italic" style:font-style-complex="italic"/>
    </style:style>
    <style:style style:name="T75" style:family="text">
      <style:text-properties fo:language="en" fo:country="US" fo:background-color="transparent"/>
    </style:style>
    <style:style style:name="T76" style:family="text">
      <style:text-properties fo:language="en" fo:country="US" fo:font-style="normal" fo:font-weight="normal" style:font-style-asian="normal" style:font-weight-asian="normal" style:font-style-complex="normal" style:font-weight-complex="normal"/>
    </style:style>
    <style:style style:name="T77" style:family="text">
      <style:text-properties fo:language="ru" fo:country="RU" fo:background-color="#66ccff"/>
    </style:style>
    <style:style style:name="T78" style:family="text">
      <style:text-properties fo:language="ru" fo:country="RU" fo:background-color="transparent"/>
    </style:style>
    <style:style style:name="T79" style:family="text">
      <style:text-properties fo:language="ru" fo:country="RU" fo:font-weight="normal" style:font-weight-asian="normal" style:font-weight-complex="normal"/>
    </style:style>
    <style:style style:name="T80" style:family="text">
      <style:text-properties fo:background-color="#66ccff"/>
    </style:style>
    <style:style style:name="T81" style:family="text">
      <style:text-properties fo:background-color="#ffccff"/>
    </style:style>
    <style:style style:name="T82" style:family="text">
      <style:text-properties fo:background-color="#b2b2b2"/>
    </style:style>
    <style:style style:name="T83" style:family="text">
      <style:text-properties fo:color="#a000a0" style:font-name="Consolas" fo:font-size="9.5pt" fo:font-style="italic" style:font-name-asian="Consolas" style:font-size-asian="9.5pt" style:font-style-asian="italic" style:font-name-complex="Consolas" style:font-size-complex="9.5pt" style:font-style-complex="italic"/>
    </style:style>
    <style:style style:name="T84" style:family="text">
      <style:text-properties fo:font-style="italic" style:font-style-asian="italic" style:font-style-complex="italic"/>
    </style:style>
    <style:style style:name="T85" style:family="text">
      <style:text-properties fo:font-size="14pt" fo:language="en" fo:country="US" fo:background-color="#ffccff" style:font-size-asian="14pt" style:font-size-complex="14pt"/>
    </style:style>
    <style:style style:name="T86" style:family="text">
      <style:text-properties fo:font-size="14pt" fo:language="en" fo:country="US" fo:background-color="#b2b2b2" style:font-size-asian="14pt" style:font-size-complex="14pt"/>
    </style:style>
    <style:style style:name="T87" style:family="text">
      <style:text-properties fo:font-size="14pt" fo:language="en" fo:country="US" fo:background-color="#66ccff" style:font-size-asian="14pt" style:font-size-complex="14pt"/>
    </style:style>
    <style:style style:name="T88" style:family="text">
      <style:text-properties fo:background-color="transparent"/>
    </style:style>
    <style:style style:name="T89" style:family="text">
      <style:text-properties fo:font-size="11pt" fo:language="ru" fo:country="RU" fo:background-color="transparent" style:font-size-asian="11pt" style:font-size-complex="11pt"/>
    </style:style>
    <style:style style:name="T90" style:family="text">
      <style:text-properties fo:font-size="11pt" fo:background-color="transparent" style:font-size-asian="11pt" style:font-size-complex="11pt"/>
    </style:style>
    <style:style style:name="T91" style:family="text">
      <style:text-properties fo:font-size="11pt" fo:language="uk" fo:country="UA" fo:background-color="transparent" style:font-size-asian="11pt" style:font-size-complex="11pt"/>
    </style:style>
    <style:style style:name="T92" style:family="text">
      <style:text-properties fo:font-size="11pt" fo:font-style="italic" fo:background-color="transparent" style:font-size-asian="11pt" style:font-style-asian="italic" style:font-size-complex="11pt" style:font-style-complex="italic"/>
    </style:style>
    <style:style style:name="T93" style:family="text">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94" style:family="text">
      <style:text-properties fo:color="#330066"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9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4"><text:span text:style-name="T22">Константы в языке </text:span><text:span text:style-name="T23">C / </text:span><text:span text:style-name="T22">С++</text:span></text:p>
      <text:p text:style-name="P36"/>
      <text:list xml:id="list7468144201621020830" text:style-name="L1">
        <text:list-item>
          <text:p text:style-name="P41">константные значения и литералы</text:p>
        </text:list-item>
        <text:list-item>
          <text:p text:style-name="P41">ссылки и указатели и передача параметров в методы</text:p>
        </text:list-item>
        <text:list-item>
          <text:p text:style-name="P41">константы как члены класса</text:p>
        </text:list-item>
        <text:list-item>
          <text:p text:style-name="P41">global const vs macro</text:p>
        </text:list-item>
        <text:list-item>
          <text:p text:style-name="P41">константы в памяти</text:p>
        </text:list-item>
        <text:list-item>
          <text:p text:style-name="P41">static const</text:p>
        </text:list-item>
        <text:list-item>
          <text:p text:style-name="P41">const methods</text:p>
        </text:list-item>
        <text:list-item>
          <text:p text:style-name="P41">const parameters</text:p>
        </text:list-item>
        <text:list-item>
          <text:p text:style-name="P41">const this</text:p>
        </text:list-item>
        <text:list-item>
          <text:p text:style-name="P41">delete this</text:p>
        </text:list-item>
        <text:list-item>
          <text:p text:style-name="P41">pimpl</text:p>
        </text:list-item>
        <text:list-item>
          <text:p text:style-name="P41">mutual &amp; const</text:p>
        </text:list-item>
        <text:list-item>
          <text:p text:style-name="P41">const in UML</text:p>
        </text:list-item>
        <text:list-item>
          <text:p text:style-name="P41">STL &amp; operator overloading</text:p>
        </text:list-item>
        <text:list-item>
          <text:p text:style-name="P43">templates</text:p>
        </text:list-item>
        <text:list-item>
          <text:p text:style-name="P43">ROM memory</text:p>
        </text:list-item>
      </text:list>
      <text:p text:style-name="P7"><text:tab/><text:tab/><text:span text:style-name="T68">/* I swear not to change this variable*/</text:span></text:p>
      <text:p text:style-name="P8"><text:span text:style-name="T19"><text:tab/></text:span><text:span text:style-name="T14">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8"><text:span text:style-name="T19"><text:tab/></text:span><text:span text:style-name="T14">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9">беpпрепрятственно</text:span><text:span text:style-name="T14">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51"><text:tab/></text:p>
      <text:p text:style-name="P52"><text:soft-page-break/></text:p>
      <text:p text:style-name="P11"><text:span text:style-name="T19"><text:tab/></text:span><text:span text:style-name="T14">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9">,</text:span><text:span text:style-name="T14">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9">, </text:span><text:span text:style-name="T14">воспринимайте </text:span><text:span text:style-name="T19">const </text:span><text:span text:style-name="T14">как часть документации. Код изобилующий </text:span><text:span text:style-name="T19">const </text:span><text:span text:style-name="T14">легче читается</text:span><text:span text:style-name="T19">, воспринимается</text:span><text:span text:style-name="T14"> и модифицируется. Как следствие, это </text:span><text:span text:style-name="T18">о</text:span><text:span text:style-name="T14">блегчает понимание проектных решений заложенных вами. И усложняет <text:s/>задачу совершить непреднамеренную ошибку в коде.</text:span></text:p>
      <text:p text:style-name="P13"><text:span text:style-name="T19"><text:tab/></text:span><text:span text:style-name="T14">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13"><text:span text:style-name="T19"><text:tab/></text:span><text:span text:style-name="T14">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15"><text:span text:style-name="T19"><text:tab/></text:span><text:span text:style-name="T14">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14"><text:span text:style-name="T19"><text:tab/></text:span><text:span text:style-name="T14">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9"> </text:span><text:span text:style-name="T14">В примерах я постараюсь затронуть аспекты использования в таких языках как С++ и Java.</text:span></text:p>
      <text:p text:style-name="P1"><text:span text:style-name="T19"><text:tab/></text:span><text:span text:style-name="T14">Начнем, пожалуй, из самого простого применения констант, а именно константных данных.</text:span></text:p>
      <text:p text:style-name="P42"/>
      <text:p text:style-name="P42"/>
      <text:p text:style-name="P42"/>
      <text:p text:style-name="P44"><text:s/></text:p>
      <text:p text:style-name="P16"/>
      <text:p text:style-name="P18"/>
      <text:p text:style-name="P18"/>
      <text:p text:style-name="P18"/>
      <text:p text:style-name="P18"><text:soft-page-break/></text:p>
      <text:p text:style-name="P18">Константные литералы.</text:p>
      <text:p text:style-name="P17"><text:span text:style-name="T15">Литерал это последовательность одного или больше символов заключенных в двойные скобки </text:span><text:span text:style-name="T17">и последующим символом </text:span><text:span text:style-name="T20">'</text:span><text:span text:style-name="T21">\0</text:span><text:span text:style-name="T20">' </text:span><text:span text:style-name="T15">в конце. Существует различие между <text:s/>литералами в </text:span><text:span text:style-name="T17">С и С++</text:span><text:span text:style-name="T15">. <text:s/>В С </text:span><text:span text:style-name="T17">литерал </text:span><text:span text:style-name="T15">это массив </text:span><text:span text:style-name="T20">char, </text:span><text:span text:style-name="T15">в С++ </text:span><text:span text:style-name="T20">const char </text:span><text:span text:style-name="T15">(</text:span><text:span text:style-name="T20">wchar_t</text:span><text:span text:style-name="T15">)</text:span><text:span text:style-name="T20">. </text:span><text:span text:style-name="T15">Соответственно модификация литерала</text:span><text:span text:style-name="T20"> </text:span><text:span text:style-name="T15">в С++</text:span><text:span text:style-name="T20">, </text:span><text:span text:style-name="T15">в отличии от </text:span><text:span text:style-name="T17">С</text:span><text:span text:style-name="T20">, </text:span><text:span text:style-name="T15">запрещена и может вызвать </text:span><text:span text:style-name="T20">Undefined behavior (</text:span><text:span text:style-name="T15">далее </text:span><text:span text:style-name="T20">UB</text:span><text:span text:style-name="T15">)</text:span><text:span text:style-name="T20">. </text:span><text:span text:style-name="T15">Компилятор может разместить литерал в </text:span><text:span text:style-name="T20">read only memory (ROM), </text:span><text:span text:style-name="T15">так же может выполнить оптимизацию и разместить повторяющиеся значения по одному адресу.</text:span><text:span text:style-name="T20"> </text:span><text:span text:style-name="T15">Модификация одного значения может повлечь изменения в других. </text:span></text:p>
      <text:p text:style-name="P19"><text:span text:style-name="T20"><text:s/></text:span><text:span text:style-name="T16">Рассмотрим пример.</text:span></text:p>
      <text:p text:style-name="P12"><text:span text:style-name="T24">char</text:span><text:span text:style-name="T1"> *</text:span><text:span text:style-name="T31">c_str</text:span><text:span text:style-name="T1"> = </text:span><text:span text:style-name="T39">"box"</text:span><text:span text:style-name="T1">;</text:span></text:p>
      <text:p text:style-name="P12"><text:span text:style-name="T24">const</text:span><text:span text:style-name="T1"> </text:span><text:span text:style-name="T24">char</text:span><text:span text:style-name="T1"> *</text:span><text:span text:style-name="T31">cpp_str</text:span><text:span text:style-name="T1"> = </text:span><text:span text:style-name="T39">"fox"</text:span><text:span text:style-name="T1">;</text:span></text:p>
      <text:p text:style-name="P12"><text:span text:style-name="T1">*</text:span><text:span text:style-name="T24">const_cast</text:span><text:span text:style-name="T1">&lt;</text:span><text:span text:style-name="T24">char</text:span><text:span text:style-name="T1">*&gt;(</text:span><text:span text:style-name="T31">cpp_str</text:span><text:span text:style-name="T1">) = </text:span><text:span text:style-name="T39">'b'</text:span><text:span text:style-name="T1">; </text:span><text:span text:style-name="T44">// </text:span><text:span text:style-name="T48">lead to </text:span><text:span text:style-name="T44">UB!</text:span></text:p>
      <text:p text:style-name="P12"><text:span text:style-name="T1">*</text:span><text:span text:style-name="T31">c_str</text:span><text:span text:style-name="T1"> = </text:span><text:span text:style-name="T39">'f'</text:span><text:span text:style-name="T1">; </text:span><text:span text:style-name="T44">// <text:s/></text:span><text:span text:style-name="T48">lead to </text:span><text:span text:style-name="T44">UB!</text:span></text:p>
      <text:p text:style-name="P9"><text:span text:style-name="T58">Данный</text:span><text:span text:style-name="T52"> код </text:span><text:span text:style-name="T58">приводит к</text:span><text:span text:style-name="T52"> </text:span><text:span text:style-name="T55">UB.</text:span></text:p>
      <text:p text:style-name="P10"><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0"><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0"><text:span text:style-name="T2">код для </text:span><text:span text:style-name="T3">Windows.</text:span></text:p>
      <text:p text:style-name="P10"><text:span text:style-name="T5"><text:tab/></text:span><text:span text:style-name="T28">const</text:span><text:span text:style-name="T5"> </text:span><text:span text:style-name="T28">char</text:span><text:span text:style-name="T5"> *</text:span><text:span text:style-name="T35">cpp_str</text:span><text:span text:style-name="T5"> = </text:span><text:span text:style-name="T42">"fox"</text:span><text:span text:style-name="T5">;</text:span></text:p>
      <text:p text:style-name="P5"><text:span text:style-name="T7"><text:s text:c="5"/><text:tab/></text:span><text:span text:style-name="T26">const</text:span><text:span text:style-name="T7"> </text:span><text:span text:style-name="T26">char</text:span><text:span text:style-name="T7"> *</text:span><text:span text:style-name="T33">cpp_str2</text:span><text:span text:style-name="T7"> = </text:span><text:span text:style-name="T40">"fox"</text:span><text:span text:style-name="T7">;</text:span></text:p>
      <text:p text:style-name="P37"/>
      <text:p text:style-name="P5"><text:span text:style-name="T3"><text:s/><text:tab/></text:span><text:span text:style-name="T27">DWORD</text:span><text:span text:style-name="T5"> </text:span><text:span text:style-name="T35">OldProt</text:span><text:span text:style-name="T5">;</text:span></text:p>
      <text:p text:style-name="P38"/>
      <text:p text:style-name="P6"><text:span text:style-name="T9"><text:tab/></text:span><text:span text:style-name="T76">// Change the protection of a region</text:span></text:p>
      <text:p text:style-name="P5"><text:span text:style-name="T8"><text:s text:c="4"/><text:tab/></text:span><text:span text:style-name="T30">if</text:span><text:span text:style-name="T8"> (!</text:span><text:span text:style-name="T12">VirtualProtect</text:span><text:span text:style-name="T8">((</text:span><text:span text:style-name="T30">void</text:span><text:span text:style-name="T8">*)</text:span><text:span text:style-name="T36">cpp_str</text:span><text:span text:style-name="T8">, </text:span><text:span text:style-name="T12">strlen</text:span><text:span text:style-name="T8">(</text:span><text:span text:style-name="T36">cpp_str</text:span><text:span text:style-name="T8">), </text:span><text:span text:style-name="T83">PAGE_EXECUTE_READWRITE</text:span><text:span text:style-name="T8">, &amp;</text:span><text:span text:style-name="T36">OldProt</text:span><text:span text:style-name="T8">)){</text:span></text:p>
      <text:p text:style-name="P5"><text:span text:style-name="T8"><text:s text:c="7"/><text:tab/></text:span><text:span text:style-name="T12">printf</text:span><text:span text:style-name="T8">(</text:span><text:span text:style-name="T43">"Failed to change memory"</text:span><text:span text:style-name="T8">);</text:span></text:p>
      <text:p text:style-name="P40"><text:s text:c="4"/><text:tab/>}</text:p>
      <text:p text:style-name="P39"><text:tab/></text:p>
      <text:p text:style-name="P5"><text:span text:style-name="T3"><text:tab/>*</text:span><text:span text:style-name="T27">const_cast</text:span><text:span text:style-name="T3">&lt;</text:span><text:span text:style-name="T27">char</text:span><text:span text:style-name="T3">*&gt;(</text:span><text:span text:style-name="T34">cpp_str</text:span><text:span text:style-name="T3">) = </text:span><text:span text:style-name="T41">'b'</text:span><text:span text:style-name="T3">; </text:span><text:span text:style-name="T47">// ok</text:span></text:p>
      <text:p text:style-name="P39"><text:tab/></text:p>
      <text:p text:style-name="P5"><text:span text:style-name="T3"><text:tab/></text:span><text:span text:style-name="T27">std</text:span><text:span text:style-name="T5">::</text:span><text:span text:style-name="T34">cout</text:span><text:span text:style-name="T5"> </text:span><text:span text:style-name="T67">&lt;&lt;</text:span><text:span text:style-name="T5"> </text:span><text:span text:style-name="T35">cpp_str</text:span><text:span text:style-name="T5"> </text:span><text:span text:style-name="T67">&lt;&lt;</text:span><text:span text:style-name="T5"> </text:span><text:span text:style-name="T27">std</text:span><text:span text:style-name="T5">::</text:span><text:span text:style-name="T13">endl</text:span><text:span text:style-name="T5">;</text:span></text:p>
      <text:p text:style-name="P5"><text:span text:style-name="T8"><text:s text:c="4"/><text:tab/></text:span><text:span text:style-name="T29">std</text:span><text:span text:style-name="T8">::</text:span><text:span text:style-name="T37">cout</text:span><text:span text:style-name="T8"> </text:span><text:span text:style-name="T66">&lt;&lt;</text:span><text:span text:style-name="T8"> </text:span><text:span text:style-name="T36">cpp_str2</text:span><text:span text:style-name="T8"> </text:span><text:span text:style-name="T66">&lt;&lt;</text:span><text:span text:style-name="T8"> </text:span><text:span text:style-name="T29">std</text:span><text:span text:style-name="T8">::</text:span><text:span text:style-name="T12">endl</text:span><text:span text:style-name="T8">;</text:span></text:p>
      <text:p text:style-name="P39"/>
      <text:p text:style-name="P5"><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39"><text:tab/></text:p>
      <text:p text:style-name="P26"/>
      <text:p text:style-name="P25"/>
      <text:p text:style-name="P25"/>
      <text:p text:style-name="P25"/>
      <text:p text:style-name="P25"><text:soft-page-break/></text:p>
      <text:p text:style-name="P25">Константные значения и <text:span text:style-name="T71">magic numbers</text:span>.</text:p>
      <text:p text:style-name="P24">Взглянем на следующий код вычисления длины круга, по формуле известной со школьной скамьи. Наивная реализация может быть такой.</text:p>
      <text:p text:style-name="P24">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29">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0">float GetCircleLen(float rad)</text:p>
      <text:p text:style-name="P30">{</text:p>
      <text:p text:style-name="P30"><text:tab/>If (rad &lt; 0.f){</text:p>
      <text:p text:style-name="P30"><text:tab/><text:tab/>error("invalid parameter");</text:p>
      <text:p text:style-name="P30"><text:tab/><text:tab/>return 0.f;</text:p>
      <text:p text:style-name="P30"><text:s text:c="17"/>}</text:p>
      <text:p text:style-name="P30"><text:s text:c="14"/>const float PI = 3.1415f;</text:p>
      <text:p text:style-name="P30"><text:tab/>return 2.f * PI * rad; </text:p>
      <text:p text:style-name="P30">}</text:p>
      <text:p text:style-name="P30">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0">//...</text:p>
      <text:p text:style-name="P30">const float PI_x_2 = 6.28f;</text:p>
      <text:p text:style-name="P30"><text:soft-page-break/>return PI_x_2 * rad;</text:p>
      <text:p text:style-name="P30">//…</text:p>
      <text:p text:style-name="P32"><text:span text:style-name="T52">В С++ модификатор const это указание компилятору что значение нельзя переприсваивать после инициализации.</text:span><text:span text:style-name="T55"> </text:span><text:span text:style-name="T52">Все проверки происходят в </text:span><text:span text:style-name="T55">compile-time,</text:span><text:span text:style-name="T52"> так что скомпилированый код не несет никаких дополнительных расходов в </text:span><text:span text:style-name="T55">runtime. </text:span><text:span text:style-name="T52"><text:s/>Там не мение, стандарт оставляет право за компилятором решать в какой памяти размещать</text:span><text:span text:style-name="T55"> </text:span><text:span text:style-name="T52">константные данные и оптимизировать код по своему усмотрению.</text:span></text:p>
      <text:p text:style-name="P31">Расмотрим следующий код. </text:p>
      <text:p text:style-name="P32"><text:span text:style-name="T24">const</text:span><text:span text:style-name="T1"> </text:span><text:span text:style-name="T24">int</text:span><text:span text:style-name="T1"> </text:span><text:span text:style-name="T31">someVar</text:span><text:span text:style-name="T1"> = 1;</text:span></text:p>
      <text:p text:style-name="P32"><text:span text:style-name="T24">const</text:span><text:span text:style-name="T1"> </text:span><text:span text:style-name="T24">int</text:span><text:span text:style-name="T1"> *</text:span><text:span text:style-name="T31">ptr</text:span><text:span text:style-name="T1"> = &amp;</text:span><text:span text:style-name="T31">someVar</text:span><text:span text:style-name="T1">;</text:span></text:p>
      <text:p text:style-name="P32"><text:span text:style-name="T25">std</text:span><text:span text:style-name="T1">::</text:span><text:span text:style-name="T32">cout</text:span><text:span text:style-name="T1"> </text:span><text:span text:style-name="T65">&lt;&lt;</text:span><text:span text:style-name="T1"> *</text:span><text:span text:style-name="T31">ptr</text:span><text:span text:style-name="T1"> </text:span><text:span text:style-name="T65">&lt;&lt;</text:span><text:span text:style-name="T1"> </text:span><text:span text:style-name="T25">std</text:span><text:span text:style-name="T1">::</text:span><text:span text:style-name="T11">endl</text:span><text:span text:style-name="T1">;</text:span></text:p>
      <text:p text:style-name="P32"><text:span text:style-name="T1">*(</text:span><text:span text:style-name="T24">const_cast</text:span><text:span text:style-name="T1">&lt;</text:span><text:span text:style-name="T24">int</text:span><text:span text:style-name="T1">*&gt;(</text:span><text:span text:style-name="T31">ptr</text:span><text:span text:style-name="T1">)) = 2;</text:span></text:p>
      <text:p text:style-name="P32"><text:span text:style-name="T25">std</text:span><text:span text:style-name="T1">::</text:span><text:span text:style-name="T32">cout</text:span><text:span text:style-name="T1"> </text:span><text:span text:style-name="T65">&lt;&lt;</text:span><text:span text:style-name="T1"> *</text:span><text:span text:style-name="T31">ptr</text:span><text:span text:style-name="T1"> </text:span><text:span text:style-name="T65">&lt;&lt;</text:span><text:span text:style-name="T1"> </text:span><text:span text:style-name="T25">std</text:span><text:span text:style-name="T1">::</text:span><text:span text:style-name="T11">endl</text:span><text:span text:style-name="T5">;</text:span></text:p>
      <text:p text:style-name="P33">и</text:p>
      <text:p text:style-name="P34"><text:span text:style-name="T1"><text:s/></text:span><text:span text:style-name="T24">const</text:span><text:span text:style-name="T1"> </text:span><text:span text:style-name="T24">int</text:span><text:span text:style-name="T1"> </text:span><text:span text:style-name="T31">someVar</text:span><text:span text:style-name="T1"> = 1;</text:span></text:p>
      <text:p text:style-name="P34"><text:span text:style-name="T1"><text:s/></text:span><text:span text:style-name="T24">const</text:span><text:span text:style-name="T1"> </text:span><text:span text:style-name="T24">int</text:span><text:span text:style-name="T1"> *</text:span><text:span text:style-name="T31">ptr</text:span><text:span text:style-name="T1"> = &amp;</text:span><text:span text:style-name="T31">someVar</text:span><text:span text:style-name="T1">;</text:span></text:p>
      <text:p text:style-name="P34"><text:span text:style-name="T1"><text:s/></text:span><text:span text:style-name="T25">std</text:span><text:span text:style-name="T1">::</text:span><text:span text:style-name="T32">cout</text:span><text:span text:style-name="T1"> </text:span><text:span text:style-name="T65">&lt;&lt;</text:span><text:span text:style-name="T1"> </text:span><text:span text:style-name="T31">someVar</text:span><text:span text:style-name="T1"> </text:span><text:span text:style-name="T65">&lt;&lt;</text:span><text:span text:style-name="T1"> </text:span><text:span text:style-name="T25">std</text:span><text:span text:style-name="T1">::</text:span><text:span text:style-name="T11">endl</text:span><text:span text:style-name="T1">;</text:span></text:p>
      <text:p text:style-name="P34"><text:span text:style-name="T1"><text:s/>*(</text:span><text:span text:style-name="T24">const_cast</text:span><text:span text:style-name="T1">&lt;</text:span><text:span text:style-name="T24">int</text:span><text:span text:style-name="T1">*&gt;(</text:span><text:span text:style-name="T31">ptr</text:span><text:span text:style-name="T1">)) = 2;</text:span></text:p>
      <text:p text:style-name="P34"><text:span text:style-name="T1"><text:s/></text:span><text:span text:style-name="T25">std</text:span><text:span text:style-name="T1">::</text:span><text:span text:style-name="T32">cout</text:span><text:span text:style-name="T1"> </text:span><text:span text:style-name="T65">&lt;&lt;</text:span><text:span text:style-name="T1"> </text:span><text:span text:style-name="T31">someVar</text:span><text:span text:style-name="T1"> </text:span><text:span text:style-name="T65">&lt;&lt;</text:span><text:span text:style-name="T1"> </text:span><text:span text:style-name="T25">std</text:span><text:span text:style-name="T1">::</text:span><text:span text:style-name="T11">endl</text:span><text:span text:style-name="T1">;</text:span></text:p>
      <text:p text:style-name="P34"><text:span text:style-name="T1"><text:s/></text:span><text:span text:style-name="T1"><text:s/>// 1 </text:span><text:span text:style-name="T5">: 1</text:span></text:p>
      <text:p text:style-name="P32"><text:span text:style-name="T52">В первом случае</text:span><text:span text:style-name="T55">, </text:span><text:span text:style-name="T52">мы как и ожидаем</text:span><text:span text:style-name="T55">, </text:span><text:span text:style-name="T52">получим вывод </text:span><text:span text:style-name="T55">(</text:span><text:span text:style-name="T52">1</text:span><text:span text:style-name="T55">,2) </text:span><text:span text:style-name="T52">во втором случае нас ждет сюрприз</text:span><text:span text:style-name="T55"> - (</text:span><text:span text:style-name="T52">1</text:span><text:span text:style-name="T55">,1). </text:span><text:span text:style-name="T52">Дело в том что компилятор оптимизировал код</text:span><text:span text:style-name="T55">, </text:span><text:span text:style-name="T52">не ожидая от нас <text:s/>такой подлости с заменой значения константы. Имейте ввиду</text:span><text:span text:style-name="T55">,</text:span><text:span text:style-name="T52"> этот код может приводить к краху приложения</text:span><text:span text:style-name="T55"> </text:span><text:span text:style-name="T52">на вполне законных основаниях. Стандарт говорит что изменение константы это всегда </text:span><text:span text:style-name="T55">Undefined Behaviour</text:span><text:span text:style-name="T52"> </text:span><text:span text:style-name="T55">(UB), </text:span><text:span text:style-name="T52">а значит поведение может отличатся на разных компиляторах</text:span><text:span text:style-name="T55">, </text:span><text:span text:style-name="T52">или что еще хуже - на разных версиях одного и того же компилятора.</text:span></text:p>
      <text:p text:style-name="P30"/>
      <text:p text:style-name="P30"/>
      <text:p text:style-name="P30"/>
      <text:p text:style-name="P30"/>
      <text:p text:style-name="P30"/>
      <text:p text:style-name="P30"/>
      <text:p text:style-name="P20"/>
      <text:p text:style-name="P20"/>
      <text:p text:style-name="P20"/>
      <text:p text:style-name="P20"/>
      <text:p text:style-name="P20"><text:soft-page-break/></text:p>
      <text:p text:style-name="P55">Константные указатели</text:p>
      <text:p text:style-name="P20">При работе с указателями возможны следующие объявления</text:p>
      <text:p text:style-name="P23">const X * ptr</text:p>
      <text:p text:style-name="P23">X const * ptr;</text:p>
      <text:p text:style-name="P23">X * const ptr;</text:p>
      <text:p text:style-name="P23">const X * const ptr;</text:p>
      <text:p text:style-name="P28">Несмотря на некоторую запутаность<text:span text:style-name="T69">,</text:span> здесь достаточно простая семантика. Читайте выражение справа налево.<text:span text:style-name="T69"> С</text:span>имвол <text:span text:style-name="T71">'</text:span><text:span text:style-name="T10">*</text:span><text:span text:style-name="T71">' </text:span>разделяет выражение на две части<text:span text:style-name="T69">, </text:span>тип и указатель. См<text:span text:style-name="T69">.</text:span> рисунок ниже<text:span text:style-name="T69">, ф</text:span>иолетовым обозначено то что относится к переменной<text:span text:style-name="T69">, </text:span>синим к указателю.</text:p>
      <text:p text:style-name="P22"><text:span text:style-name="T81">const X </text:span><text:span text:style-name="T82">*</text:span><text:span text:style-name="T80"> </text:span><text:span text:style-name="T77">p</text:span><text:span text:style-name="T80">tr </text:span><text:span text:style-name="T88">—</text:span><text:span text:style-name="T78"> </text:span><text:span text:style-name="T89">указатель </text:span><text:span text:style-name="T92">ptr</text:span><text:span text:style-name="T90"> </text:span><text:span text:style-name="T89">на объект типа </text:span><text:span text:style-name="T90">X </text:span><text:span text:style-name="T89">который констанантный. </text:span><text:span text:style-name="T91">Обьект </text:span><text:span text:style-name="T89">на который указывает </text:span><text:span text:style-name="T90">ptr</text:span><text:span text:style-name="T91">, <text:tab/><text:tab/><text:tab/> нельзя изменять <text:s/>посредством указателя, </text:span><text:span text:style-name="T89">сам </text:span><text:span text:style-name="T92">ptr</text:span><text:span text:style-name="T90"> </text:span><text:span text:style-name="T89">можно</text:span><text:span text:style-name="T90">.</text:span></text:p>
      <text:p text:style-name="P22"><text:span text:style-name="T81"><text:s/>X const </text:span><text:span text:style-name="T82">*</text:span><text:span text:style-name="T80"> ptr</text:span><text:span text:style-name="T88">—</text:span><text:span text:style-name="T78"> </text:span><text:span text:style-name="T89">указатель </text:span><text:span text:style-name="T92">ptr</text:span><text:span text:style-name="T89"> на констанантный объект типа </text:span><text:span text:style-name="T90">X. </text:span><text:span text:style-name="T91">Обьект </text:span><text:span text:style-name="T89">на который указывает </text:span><text:span text:style-name="T90">ptr</text:span><text:span text:style-name="T91">,</text:span><text:span text:style-name="T90"> </text:span><text:span text:style-name="T91">нельзя <text:tab/><text:tab/><text:tab/> изменять посредством указателя, </text:span><text:span text:style-name="T89">сам </text:span><text:span text:style-name="T92">ptr</text:span><text:span text:style-name="T90"> </text:span><text:span text:style-name="T89">можно</text:span><text:span text:style-name="T90">.</text:span></text:p>
      <text:p text:style-name="P22"><text:span text:style-name="T81">X </text:span><text:span text:style-name="T82">*</text:span><text:span text:style-name="T80"> const ptr </text:span><text:span text:style-name="T88">– </text:span><text:span text:style-name="T89">константный указатель </text:span><text:span text:style-name="T92">ptr</text:span><text:span text:style-name="T89"> на объект </text:span><text:span text:style-name="T91">типа </text:span><text:span text:style-name="T90">X. </text:span><text:span text:style-name="T89">Указатель </text:span><text:span text:style-name="T90">ptr </text:span><text:span text:style-name="T89">нельзя изменять</text:span><text:span text:style-name="T91">, </text:span><text:span text:style-name="T89">сам обьект <text:tab/><text:tab/><text:tab/>можно.</text:span></text:p>
      <text:p text:style-name="P21"><text:span text:style-name="T85">const X </text:span><text:span text:style-name="T86">*</text:span><text:span text:style-name="T87"> const ptr </text:span><text:span text:style-name="T75">—</text:span><text:span text:style-name="T88"> константный указатель </text:span><text:span text:style-name="T74">ptr</text:span><text:span text:style-name="T88"> на объект константн</text:span><text:span text:style-name="T75">о</text:span><text:span text:style-name="T88">го типа </text:span><text:span text:style-name="T75">X. </text:span><text:span text:style-name="T88">Ни объект, ни указатель <text:tab/><text:tab/><text:tab/><text:tab/>изменять нельзя.</text:span></text:p>
      <text:p text:style-name="P27">Вы<text:span text:style-name="T69"> уже</text:span> наверное заметили<text:span text:style-name="T69">, </text:span>что первая и вторая строчка семантически одинаковы.</text:p>
      <text:p text:style-name="P27"><text:span text:style-name="T69"><text:s/></text:span><text:span text:style-name="T72">const int * ptr </text:span>и <text:span text:style-name="T72">int const * ptr</text:span><text:span text:style-name="T69">, </text:span>означают одно и то же.</text:p>
      <text:p text:style-name="P20"><text:span text:style-name="T73">Tip: </text:span><text:span text:style-name="T84">Есть разные мнения на счет написания </text:span><text:span text:style-name="T73">const </text:span><text:span text:style-name="T84">слева и справа от типа. Некоторый считают что </text:span><text:span text:style-name="T73">const </text:span><text:span text:style-name="T84">справа более консистентное с точки зрения правил языка. </text:span></text:p>
      <text:p text:style-name="P56">Рассмотрим пример</text:p>
      <text:p text:style-name="P1"><text:span text:style-name="T24"><text:tab/>int</text:span><text:span text:style-name="T1"> </text:span><text:span text:style-name="T31">a</text:span><text:span text:style-name="T1"> = 0;</text:span></text:p>
      <text:p text:style-name="P1"><text:span text:style-name="T1"><text:tab/></text:span><text:span text:style-name="T26">int</text:span><text:span text:style-name="T7"> </text:span><text:span text:style-name="T33">b</text:span><text:span text:style-name="T7"> = 2;</text:span></text:p>
      <text:p text:style-name="P5"><text:span text:style-name="T7"><text:s text:c="4"/><text:tab/></text:span><text:span text:style-name="T26">const</text:span><text:span text:style-name="T7"> </text:span><text:span text:style-name="T26">int</text:span><text:span text:style-name="T7"> *</text:span><text:span text:style-name="T33">ptr</text:span><text:span text:style-name="T7"> = &amp;</text:span><text:span text:style-name="T33">a</text:span><text:span text:style-name="T7">; </text:span><text:span text:style-name="T46">// </text:span><text:span text:style-name="T45">указатель на константную переменную типа </text:span><text:span text:style-name="T49">int</text:span></text:p>
      <text:p text:style-name="P37"><text:s text:c="4"/><text:tab/></text:p>
      <text:p text:style-name="P5"><text:span text:style-name="T7"><text:tab/></text:span><text:span text:style-name="T33">ptr</text:span><text:span text:style-name="T7"> = &amp;</text:span><text:span text:style-name="T33">b</text:span><text:span text:style-name="T7">; </text:span><text:span text:style-name="T46">// ok. и</text:span><text:span text:style-name="T45">зменяем значение указателя </text:span></text:p>
      <text:p text:style-name="P5"><text:span text:style-name="T7"><text:s text:c="4"/><text:tab/>*</text:span><text:span text:style-name="T33">ptr</text:span><text:span text:style-name="T7"> = </text:span><text:span text:style-name="T33">b</text:span><text:span text:style-name="T7">; </text:span><text:span text:style-name="T46">// !!! error. и</text:span><text:span text:style-name="T45">зменять значение переменной посредством указателя запрещено</text:span></text:p>
      <text:p text:style-name="P2"><text:tab/></text:p>
      <text:p text:style-name="P1"><text:span text:style-name="T52"><text:tab/></text:span><text:span text:style-name="T26">int</text:span><text:span text:style-name="T7"> *</text:span><text:span text:style-name="T26">const</text:span><text:span text:style-name="T7"> </text:span><text:span text:style-name="T33">ptr2</text:span><text:span text:style-name="T7"> = &amp;</text:span><text:span text:style-name="T33">a</text:span><text:span text:style-name="T7">; </text:span><text:span text:style-name="T46">// </text:span><text:span text:style-name="T45">константный указатель на переменную типа </text:span><text:span text:style-name="T49">int</text:span></text:p>
      <text:p text:style-name="P5"><text:span text:style-name="T7"><text:tab/></text:span><text:span text:style-name="T33">ptr2</text:span><text:span text:style-name="T7"> = &amp;</text:span><text:span text:style-name="T33">b</text:span><text:span text:style-name="T7">; </text:span><text:span text:style-name="T46">// !!! error. </text:span><text:span text:style-name="T45">Изменять значение указателя запрещено</text:span></text:p>
      <text:p text:style-name="P5"><text:span text:style-name="T7"><text:s text:c="4"/><text:tab/>*</text:span><text:span text:style-name="T33">ptr2</text:span><text:span text:style-name="T7"> = </text:span><text:span text:style-name="T33">b</text:span><text:span text:style-name="T7">; </text:span><text:span text:style-name="T46">// ok. </text:span><text:span text:style-name="T45">изменять значение переменной на которую указывает указатель</text:span><text:span text:style-name="T49">, </text:span><text:span text:style-name="T45">можно</text:span></text:p>
      <text:p text:style-name="P2"><text:span text:style-name="T26"><text:tab/>int</text:span><text:span text:style-name="T7"> *</text:span><text:span text:style-name="T26">const</text:span><text:span text:style-name="T7"> </text:span><text:span text:style-name="T33">ptr3</text:span><text:span text:style-name="T38">; </text:span><text:span text:style-name="T50">// error. </text:span><text:span text:style-name="T46">Нельзя объявлять константный указатель без инициализации.</text:span></text:p>
      <text:p text:style-name="P3"><text:span text:style-name="T53"><text:tab/><text:tab/></text:span><text:span text:style-name="T52">Некоторый интерес представляет последний тип</text:span><text:span text:style-name="T58">, </text:span><text:span text:style-name="T52">константный указатель на константный объект. </text:span><text:span text:style-name="T55">TODO</text:span></text:p>
      <text:p text:style-name="P46"><text:soft-page-break/></text:p>
      <text:p text:style-name="P3"><text:span text:style-name="T53"><text:tab/>Ссылки и </text:span><text:span text:style-name="T56">const</text:span></text:p>
      <text:p text:style-name="P58"><text:span text:style-name="T53"><text:tab/>Для начала вспомним что такое ссылка в </text:span><text:span text:style-name="T59">С++</text:span><text:span text:style-name="T53">.</text:span><text:span text:style-name="T59"> Сс</text:span><text:span text:style-name="T53">ылка на переменную </text:span><text:span text:style-name="T57">X</text:span><text:span text:style-name="T54"> </text:span><text:span text:style-name="T53">типа</text:span><text:span text:style-name="T54"> </text:span><text:span text:style-name="T57">T</text:span><text:span text:style-name="T56"> </text:span><text:span text:style-name="T53">это не что иное как <text:tab/>машинный <text:s/>адрес</text:span><text:span text:style-name="T59"> </text:span><text:span text:style-name="T53">переменной </text:span><text:span text:style-name="T57">X</text:span><text:span text:style-name="T56">. </text:span><text:span text:style-name="T53">Если мы объявили ссылку </text:span><text:span text:style-name="T54">r</text:span><text:span text:style-name="T57">ef</text:span><text:span text:style-name="T56"> </text:span><text:span text:style-name="T53">на переменную </text:span><text:span text:style-name="T57">val</text:span><text:span text:style-name="T59">, </text:span><text:span text:style-name="T53">мы всего лишь даем <text:tab/>указание компилятору <text:s/>везде где используется </text:span><text:span text:style-name="T57">ref</text:span><text:span text:style-name="T59">, </text:span><text:span text:style-name="T53">использовать фактически сам объект </text:span><text:span text:style-name="T57">val</text:span><text:span text:style-name="T56"> </text:span><text:span text:style-name="T53">через <text:tab/></text:span><text:span text:style-name="T59">автоматическое</text:span><text:span text:style-name="T60"> </text:span><text:span text:style-name="T59">разименование низлежащего адреса. Не стоит воспринимать сс</text:span><text:span text:style-name="T53">ылку как некого рода <text:tab/>указатель на объект</text:span><text:span text:style-name="T59">, </text:span><text:span text:style-name="T53">ссылка это и есть сам объект. По аналогии с указателями</text:span><text:span text:style-name="T59">, </text:span><text:span text:style-name="T53">объявим ссылки аналогичным образом</text:span><text:span text:style-name="T59">:</text:span><text:span text:style-name="T54"> </text:span></text:p>
      <text:p text:style-name="P57"><text:span text:style-name="T54"><text:tab/></text:span><text:span text:style-name="T93">const X &amp;ref, <text:s/><text:tab/></text:span><text:span text:style-name="T94"> </text:span><text:span text:style-name="T93">X const &amp;ref - <text:s/></text:span><text:span text:style-name="T53">пока все </text:span><text:span text:style-name="T56">ok</text:span><text:span text:style-name="T53">. Мы объявили ссылку на константнтный тип </text:span><text:span text:style-name="T60">Х</text:span><text:span text:style-name="T59">, </text:span><text:span text:style-name="T53">изменять который</text:span><text:span text:style-name="T59">, </text:span><text:span text:style-name="T53">посредством ссылки </text:span><text:span text:style-name="T57">ref </text:span><text:span text:style-name="T53">мы не имеем права. </text:span></text:p>
      <text:p text:style-name="P47"><text:tab/>X &amp;const <text:s/>ref – <text:span text:style-name="T62">Проблема! Скорее всего</text:span><text:span text:style-name="T63">, </text:span><text:span text:style-name="T62">ваш компилятор выдаст предупреждение </text:span><text:span text:style-name="T63">“”. </text:span><text:span text:style-name="T62">Причина в самой <text:tab/>природе ссылок. <text:s/>Ссылка неразрывно связана с </text:span><text:span text:style-name="T63">референтом, </text:span><text:span text:style-name="T62">т. е. Объектом на который она ссылается. <text:tab/>Ссылка не может существовать без референта (вспомните ошибку компилятора при объявлении ссылки <text:tab/>без инициализации). Будучи </text:span><text:span text:style-name="T64">проинициализированой, </text:span><text:span text:style-name="T62">ссылка не может поменять референта. </text:span></text:p>
      <text:p text:style-name="P47"><text:span text:style-name="T62"><text:tab/></text:span><text:span text:style-name="T61">Давайте рассмотрим передачу аргументов в функцию с приминением <text:s/></text:span><text:span text:style-name="T51">const.</text:span></text:p>
      <text:p text:style-name="P47"><text:span text:style-name="T64"><text:tab/></text:span><text:span text:style-name="T62">Для начала вспомним что такое аргумент и параметр функции.</text:span></text:p>
      <text:p text:style-name="P47"><text:span text:style-name="T62"><text:tab/></text:span><text:span text:style-name="T61">Аргумент - </text:span></text:p>
      <text:p text:style-name="P47"><text:span text:style-name="T61"><text:tab/>Параметр -</text:span></text:p>
      <text:p text:style-name="P47"><text:span text:style-name="T61"><text:tab/></text:span><text:span text:style-name="T63">В С++ передача параметров функции возможна тремя способами: </text:span><text:span text:style-name="T62">по значению, через указатель </text:span><text:span text:style-name="T63">и по <text:tab/>сс</text:span><text:span text:style-name="T62">ылке. Не будем сейчас касаться плюсов и минусов каждого подхода</text:span><text:span text:style-name="T63">, </text:span><text:span text:style-name="T62">вспомним лишь что при передаче <text:tab/>по <text:tab/>значению происходит копирование объекта. Напротив</text:span><text:span text:style-name="T63">,</text:span><text:span text:style-name="T62"> при передаче по указателю и ссылке <text:tab/>копирования <text:tab/>объекта не происходит. Рассмотрим пример при передаче по значению. </text:span></text:p>
      <text:p text:style-name="P47"><text:span text:style-name="T64"><text:tab/>Void PassByValue(int a, const int b)</text:span></text:p>
      <text:p text:style-name="P47"><text:span text:style-name="T64"><text:tab/></text:span>{</text:p>
      <text:p text:style-name="P47"><text:tab/><text:tab/>a = 10;</text:p>
      <text:p text:style-name="P47"><text:tab/><text:tab/>b = 20; // Error</text:p>
      <text:p text:style-name="P47"><text:tab/>}</text:p>
      <text:p text:style-name="P47"><text:tab/>int A = 0;</text:p>
      <text:p text:style-name="P47"><text:tab/>int B = 1;</text:p>
      <text:p text:style-name="P47"><text:tab/><text:span text:style-name="T95">PassByValue(A, B);</text:span></text:p>
      <text:p text:style-name="P48"><text:span text:style-name="T95"><text:tab/></text:span><text:span text:style-name="T79">При заходе в функцию </text:span><text:span text:style-name="T70">значения </text:span>A, B<text:span text:style-name="T95"> </text:span><text:span text:style-name="T79">будут скопированы в новые стековые значения </text:span>a, b<text:span text:style-name="T95">. </text:span><text:span text:style-name="T79">При попытке присвоения <text:s/>аргументу </text:span>b <text:span text:style-name="T79">другого значения</text:span><text:span text:style-name="T70">,</text:span> <text:span text:style-name="T79">мы получим ошибку компиляции,</text:span><text:span text:style-name="T70"> </text:span><text:span text:style-name="T79">т</text:span><text:span text:style-name="T70">.к. переменная </text:span>b<text:span text:style-name="T70">, <text:tab/></text:span><text:span text:style-name="T79">объявлена как константа. Дело в том</text:span><text:span text:style-name="T70">,</text:span><text:span text:style-name="T79"> что <text:tab/>такое объявление в функциях практически всегда бессмысленное</text:span><text:span text:style-name="T70">, </text:span><text:span text:style-name="T79">т. к. вы запрещаете изменять значение <text:tab/>переменной</text:span><text:span text:style-name="T70">, </text:span><text:span text:style-name="T79">которое и так скопировано и автоматически уничтожится при завершении метода.</text:span></text:p>
      <text:p text:style-name="P48"><text:span text:style-name="T79"/></text:p>
      <text:p text:style-name="P48"><text:soft-page-break/><text:span text:style-name="T79"><text:tab/>Передача аргументов по указаелю.</text:span></text:p>
      <text:p text:style-name="P48"><text:span text:style-name="T79"><text:tab/>v</text:span><text:span text:style-name="T95">oid F(int *ptr_a,</text:span></text:p>
      <text:p text:style-name="P48"><text:span text:style-name="T95"><text:tab/> <text:s text:c="11"/>const int *ptr_b,</text:span></text:p>
      <text:p text:style-name="P48"><text:span text:style-name="T95"><text:tab/> <text:s text:c="11"/>int *const ptr_c,</text:span></text:p>
      <text:p text:style-name="P48"><text:span text:style-name="T95"><text:tab/> <text:s text:c="11"/>const int *const ptr_d)</text:span></text:p>
      <text:p text:style-name="P48"><text:span text:style-name="T95">{</text:span></text:p>
      <text:p text:style-name="P48"><text:span text:style-name="T95"><text:tab/>if (!ptr_a || <text:s/>!ptr_b || !ptr_c || !ptr_d){</text:span></text:p>
      <text:p text:style-name="P48"><text:span text:style-name="T95"><text:tab/><text:tab/>error();</text:span></text:p>
      <text:p text:style-name="P48"><text:span text:style-name="T95"><text:tab/>}</text:span></text:p>
      <text:p text:style-name="P48"><text:span text:style-name="T95"><text:tab/>int local = 10;</text:span></text:p>
      <text:p text:style-name="P48"><text:span text:style-name="T95"><text:tab/>*ptr_a = local ; // ok. </text:span><text:span text:style-name="T79">Изменяем значение переменной посредством указатеоя </text:span><text:span text:style-name="T95">ptr_a</text:span></text:p>
      <text:p text:style-name="P48"><text:span text:style-name="T95"><text:tab/> <text:s/>ptr_a = &amp;local ; // ok. </text:span><text:span text:style-name="T79">Теперь указатель </text:span><text:span text:style-name="T95">ptr </text:span><text:span text:style-name="T79">указывает на переменную </text:span><text:span text:style-name="T95">local. </text:span><text:span text:style-name="T79">Но практически безсмысленно <text:tab/><text:tab/><text:tab/> // т. к. объект указателя был создан и изменения адресса влияет только на указатель <text:tab/><text:tab/><text:tab/> <text:s/>// <text:s/>внутри функции.</text:span></text:p>
      <text:p text:style-name="P48"><text:span text:style-name="T95"><text:tab/>*ptr_b = local; // Error. </text:span><text:span text:style-name="T79">Запрещено модифицировать объект посредством указателя </text:span><text:span text:style-name="T95">ptr_b</text:span></text:p>
      <text:p text:style-name="P48"><text:span text:style-name="T95"><text:tab/> ptr_b = &amp;local; <text:s/>//ok. </text:span><text:span text:style-name="T79">можно</text:span><text:span text:style-name="T70">,</text:span><text:span text:style-name="T79"> но сомнительно. </text:span></text:p>
      <text:p text:style-name="P48"><text:span text:style-name="T79"><text:tab/>*</text:span><text:span text:style-name="T95">ptr_c = local; <text:s text:c="2"/>// ok</text:span></text:p>
      <text:p text:style-name="P48"><text:span text:style-name="T95"><text:tab/> &amp;ptr_c = &amp;local; // Error.</text:span></text:p>
      <text:p text:style-name="P48"><text:span text:style-name="T95"><text:tab/>ptr_d = &amp;local; // Error</text:span></text:p>
      <text:p text:style-name="P48"><text:span text:style-name="T95"><text:tab/>*ptr_d = local; // Error</text:span></text:p>
      <text:p text:style-name="P48"><text:span text:style-name="T95">}</text:span></text:p>
      <text:p text:style-name="P48"><text:span text:style-name="T95"/></text:p>
      <text:p text:style-name="P49"><text:span text:style-name="T95">Передача аргументов по ссылке.</text:span></text:p>
      <text:p text:style-name="P48"><text:span text:style-name="T79"/></text:p>
      <text:p text:style-name="P50"><text:span text:style-name="T53">Расмотрим константы как члены класса</text:span><text:span text:style-name="T56">.</text:span></text:p>
      <text:p text:style-name="P2">В классах костан</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 svg:font-family="Consolas" style:font-family-generic="swiss" style:font-pitch="fixed"/>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19T21:20:39.42</dc:date>
    <meta:generator>OpenOffice/4.1.2$Win32 OpenOffice.org_project/412m3$Build-9782</meta:generator>
    <meta:editing-duration>P8DT8H51M26S</meta:editing-duration>
    <meta:editing-cycles>134</meta:editing-cycles>
    <meta:document-statistic meta:table-count="0" meta:image-count="0" meta:object-count="0" meta:page-count="9" meta:paragraph-count="161" meta:word-count="2014" meta:character-count="13530"/>
  </office:meta>
</office:document-meta>
</file>